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02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0.9472in"/>
    </style:style>
    <style:style style:name="co11" style:family="table-column">
      <style:table-column-properties fo:break-before="auto" style:column-width="1.1453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0.7047in"/>
    </style:style>
    <style:style style:name="co14" style:family="table-column">
      <style:table-column-properties fo:break-before="auto" style:column-width="0.698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PageStyle_5f_Bond_20_Price_20_and_20_Yield">
      <style:table-properties table:display="true" style:writing-mode="lr-tb"/>
    </style:style>
    <style:style style:name="ta2" style:family="table" style:master-page-name="PageStyle_5f_Blad1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339966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5f_BuiltIn_5f_Percent" style:data-style-name="N11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55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5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55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5f_BuiltIn_5f_Percent" style:data-style-name="N11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 style:data-style-name="N152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ond Price and Yiel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11"/>
        <table:table-column table:style-name="co9" table:default-cell-style-name="ce3"/>
        <table:table-column table:style-name="co10" table:default-cell-style-name="ce3"/>
        <table:table-column table:style-name="co11" table:default-cell-style-name="ce11"/>
        <table:table-column table:style-name="co12" table:default-cell-style-name="ce2"/>
        <table:table-column table:style-name="co13" table:number-columns-repeated="244" table:default-cell-style-name="ce2"/>
        <table:table-column table:style-name="co13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>
            <text:p>Calculating Price and Yield of a Bond Using Zero Curve</text:p>
          </table:table-cell>
          <table:table-cell table:style-name="ce12" table:number-columns-repeated="6"/>
          <table:table-cell table:style-name="ce3"/>
          <table:table-cell table:number-columns-repeated="2"/>
          <table:table-cell table:style-name="ce3" table:number-columns-repeated="1013"/>
        </table:table-row>
        <table:table-row table:style-name="ro1">
          <table:table-cell table:style-name="ce3"/>
          <table:table-cell table:style-name="ce5"/>
          <table:table-cell table:style-name="ce12" table:number-columns-repeated="6"/>
          <table:table-cell table:style-name="ce3"/>
          <table:table-cell table:number-columns-repeated="2"/>
          <table:table-cell table:style-name="ce3" table:number-columns-repeated="1013"/>
        </table:table-row>
        <table:table-row table:style-name="ro2">
          <table:table-cell table:style-name="ce3"/>
          <table:table-cell table:style-name="ce6"/>
          <table:table-cell table:style-name="ce7"/>
          <table:table-cell table:style-name="ce17" office:value-type="string" calcext:value-type="string">
            <text:p>Coupon </text:p>
          </table:table-cell>
          <table:table-cell table:style-name="ce22" table:formula="of:=[.K6]" office:value-type="string" office:string-value="0.06" calcext:value-type="string">
            <text:p>0.06</text:p>
          </table:table-cell>
          <table:table-cell table:style-name="ce26" office:value-type="string" calcext:value-type="string">
            <text:p>Face Value </text:p>
          </table:table-cell>
          <table:table-cell table:style-name="ce29" table:formula="of:=[.K7]" office:value-type="string" office:string-value="100.0" calcext:value-type="string">
            <text:p>100.0</text:p>
          </table:table-cell>
          <table:table-cell table:style-name="ce30"/>
          <table:table-cell table:style-name="ce3"/>
          <table:table-cell table:style-name="ce33" table:number-matrix-columns-spanned="2" table:number-matrix-rows-spanned="8" table:formula="of:=COM.MICROSOFT.FILTERXML(COM.MICROSOFT.WEBSERVICE(&quot;http://localhost:9001/?Target=ASSET&amp;Ticker=aaabbb&quot;);&quot;/data/i[&quot;&amp;ROW()-3&amp;&quot;]/i[&quot;&amp;COLUMN()-9&amp;&quot;]&quot;)" office:value-type="string" office:string-value="Ticker" calcext:value-type="string">
            <text:p>Ticker</text:p>
          </table:table-cell>
          <table:table-cell office:value-type="string" office:string-value="aaabbb" calcext:value-type="string">
            <text:p>aaabbb</text:p>
          </table:table-cell>
          <table:table-cell table:style-name="ce3" table:number-columns-repeated="1013"/>
        </table:table-row>
        <table:table-row table:style-name="ro2">
          <table:table-cell table:style-name="ce3"/>
          <table:table-cell table:style-name="ce7" table:number-columns-repeated="6"/>
          <table:table-cell table:style-name="ce12"/>
          <table:table-cell table:style-name="ce3"/>
          <table:table-cell office:value-type="string" office:string-value="Name" calcext:value-type="string">
            <text:p>Name</text:p>
          </table:table-cell>
          <table:table-cell office:value-type="string" office:string-value="Bond1 " calcext:value-type="string">
            <text:p>Bond1 </text:p>
          </table:table-cell>
          <table:table-cell table:style-name="ce3" table:number-columns-repeated="1013"/>
        </table:table-row>
        <table:table-row table:style-name="ro2">
          <table:table-cell/>
          <table:table-cell table:style-name="ce7" table:number-columns-repeated="6"/>
          <table:table-cell table:style-name="ce12"/>
          <table:table-cell/>
          <table:table-cell office:value-type="string" office:string-value="Coupon" calcext:value-type="string">
            <text:p>Coupon</text:p>
          </table:table-cell>
          <table:table-cell office:value-type="string" office:string-value="0.06" calcext:value-type="string">
            <text:p>0.0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Maturity (Yrs)</text:p>
          </table:table-cell>
          <table:table-cell table:style-name="ce8" office:value-type="string" calcext:value-type="string">
            <text:p>Yield Curve</text:p>
          </table:table-cell>
          <table:table-cell table:style-name="ce18" office:value-type="string" calcext:value-type="string">
            <text:p>Cash Flow</text:p>
          </table:table-cell>
          <table:table-cell table:style-name="ce23" office:value-type="string" calcext:value-type="string">
            <text:p>PV</text:p>
          </table:table-cell>
          <table:table-cell table:style-name="ce18" office:value-type="string" calcext:value-type="string">
            <text:p>Yield</text:p>
          </table:table-cell>
          <table:table-cell table:style-name="ce23" office:value-type="string" calcext:value-type="string">
            <text:p>PV</text:p>
          </table:table-cell>
          <table:table-cell table:style-name="ce31"/>
          <table:table-cell table:style-name="ce2"/>
          <table:table-cell table:style-name="ce2" office:value-type="string" office:string-value="Face Value" calcext:value-type="string">
            <text:p>Face Value</text:p>
          </table:table-cell>
          <table:table-cell table:style-name="ce2" office:value-type="string" office:string-value="100.0" calcext:value-type="string">
            <text:p>100.0</text:p>
          </table:table-cell>
          <table:table-cell table:style-name="ce2"/>
          <table:table-cell table:number-columns-repeated="1012"/>
        </table:table-row>
        <table:table-row table:style-name="ro2">
          <table:table-cell/>
          <table:table-cell table:style-name="ce9" table:number-matrix-columns-spanned="2" table:number-matrix-rows-spanned="24" table:formula="of:=COM.MICROSOFT.FILTERXML(COM.MICROSOFT.WEBSERVICE(&quot;http://localhost:9001/?Target=CURVE&amp;Currency=USD&amp;Method=BASR&quot;);&quot;/data/i[&quot;&amp;ROW()-7&amp;&quot;]/i[&quot;&amp;COLUMN()-1&amp;&quot;]&quot;)" office:value-type="string" office:string-value="1.0" calcext:value-type="string">
            <text:p>1.0</text:p>
          </table:table-cell>
          <table:table-cell table:style-name="ce13" office:value-type="string" office:string-value="0.0475" calcext:value-type="string">
            <text:p>0.0475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8]/(1+[.C8])" office:value-type="float" office:value="5.72792362768496" calcext:value-type="float">
            <text:p>5.73</text:p>
          </table:table-cell>
          <table:table-cell table:style-name="ce27" table:formula="of:=[.F34]" office:value-type="percentage" office:value="0.0831697845813941" calcext:value-type="percentage">
            <text:p>8.32%</text:p>
          </table:table-cell>
          <table:table-cell table:style-name="ce24" table:formula="of:=[.D8]/(1+[.F8])" office:value-type="float" office:value="5.53929779560716" calcext:value-type="float">
            <text:p>5.54</text:p>
          </table:table-cell>
          <table:table-cell table:style-name="ce31"/>
          <table:table-cell table:style-name="ce2"/>
          <table:table-cell table:style-name="ce2" office:value-type="string" office:string-value="" calcext:value-type="error">
            <text:p>#VALUE!</text:p>
          </table:table-cell>
          <table:table-cell table:style-name="ce2" office:value-type="string" office:string-value="" calcext:value-type="error">
            <text:p>#VALUE!</text:p>
          </table:table-cell>
          <table:table-cell table:style-name="ce2"/>
          <table:table-cell table:number-columns-repeated="1012"/>
        </table:table-row>
        <table:table-row table:style-name="ro2">
          <table:table-cell/>
          <table:table-cell table:style-name="ce9" office:value-type="string" office:string-value="2.0" calcext:value-type="string">
            <text:p>2.0</text:p>
          </table:table-cell>
          <table:table-cell table:style-name="ce13" office:value-type="string" office:string-value="0.05" calcext:value-type="string">
            <text:p>0.05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9]/(1+[.C9])^[.B9]" office:value-type="float" office:value="5.4421768707483" calcext:value-type="float">
            <text:p>5.44</text:p>
          </table:table-cell>
          <table:table-cell table:style-name="ce27" table:formula="of:=[.F34]" office:value-type="percentage" office:value="0.0831697845813941" calcext:value-type="percentage">
            <text:p>8.32%</text:p>
          </table:table-cell>
          <table:table-cell table:style-name="ce24" table:formula="of:=[.D9]/(1+[.F9])^[.B9]" office:value-type="float" office:value="5.11397001140306" calcext:value-type="float">
            <text:p>5.11</text:p>
          </table:table-cell>
          <table:table-cell table:style-name="ce31"/>
          <table:table-cell table:style-name="ce2"/>
          <table:table-cell table:style-name="ce2" office:value-type="string" office:string-value="" calcext:value-type="error">
            <text:p>#VALUE!</text:p>
          </table:table-cell>
          <table:table-cell table:style-name="ce2" office:value-type="string" office:string-value="" calcext:value-type="error">
            <text:p>#VALUE!</text:p>
          </table:table-cell>
          <table:table-cell table:style-name="ce2"/>
          <table:table-cell table:number-columns-repeated="1012"/>
        </table:table-row>
        <table:table-row table:style-name="ro2">
          <table:table-cell/>
          <table:table-cell table:style-name="ce9" office:value-type="string" office:string-value="3.0" calcext:value-type="string">
            <text:p>3.0</text:p>
          </table:table-cell>
          <table:table-cell table:style-name="ce13" office:value-type="string" office:string-value="0.052000000000000005" calcext:value-type="string">
            <text:p>0.052000000000000005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0]/(1+[.C10])^[.B10]" office:value-type="float" office:value="5.15352077270159" calcext:value-type="float">
            <text:p>5.15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0]/(1+[.F10])^[.B10]" office:value-type="float" office:value="4.72130046849435" calcext:value-type="float">
            <text:p>4.72</text:p>
          </table:table-cell>
          <table:table-cell table:style-name="ce31"/>
          <table:table-cell table:style-name="ce2"/>
          <table:table-cell table:style-name="ce2" office:value-type="string" office:string-value="" calcext:value-type="error">
            <text:p>#VALUE!</text:p>
          </table:table-cell>
          <table:table-cell table:style-name="ce2" office:value-type="string" office:string-value="" calcext:value-type="error">
            <text:p>#VALUE!</text:p>
          </table:table-cell>
          <table:table-cell table:style-name="ce2"/>
          <table:table-cell table:number-columns-repeated="1012"/>
        </table:table-row>
        <table:table-row table:style-name="ro2">
          <table:table-cell/>
          <table:table-cell table:style-name="ce9" office:value-type="string" office:string-value="4.0" calcext:value-type="string">
            <text:p>4.0</text:p>
          </table:table-cell>
          <table:table-cell table:style-name="ce13" office:value-type="string" office:string-value="0.054333333333333296" calcext:value-type="string">
            <text:p>0.054333333333333296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1]/(1+[.C11])^[.B11]" office:value-type="float" office:value="4.8555619738328" calcext:value-type="float">
            <text:p>4.86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1]/(1+[.F11])^[.B11]" office:value-type="float" office:value="4.35878154625497" calcext:value-type="float">
            <text:p>4.36</text:p>
          </table:table-cell>
          <table:table-cell table:style-name="ce31"/>
          <table:table-cell table:style-name="ce2"/>
          <table:table-cell table:style-name="ce2" office:value-type="string" office:string-value="" calcext:value-type="error">
            <text:p>#VALUE!</text:p>
          </table:table-cell>
          <table:table-cell table:style-name="ce2" office:value-type="string" office:string-value="" calcext:value-type="error">
            <text:p>#VALUE!</text:p>
          </table:table-cell>
          <table:table-cell table:style-name="ce2"/>
          <table:table-cell table:number-columns-repeated="1012"/>
        </table:table-row>
        <table:table-row table:style-name="ro1">
          <table:table-cell/>
          <table:table-cell table:style-name="ce9" office:value-type="string" office:string-value="5.0" calcext:value-type="string">
            <text:p>5.0</text:p>
          </table:table-cell>
          <table:table-cell table:style-name="ce13" office:value-type="string" office:string-value="0.0565833333333333" calcext:value-type="string">
            <text:p>0.05658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2]/(1+[.C12])^[.B12]" office:value-type="float" office:value="4.55651150738674" calcext:value-type="float">
            <text:p>4.56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2]/(1+[.F12])^[.B12]" office:value-type="float" office:value="4.02409816845055" calcext:value-type="float">
            <text:p>4.02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6.0" calcext:value-type="string">
            <text:p>6.0</text:p>
          </table:table-cell>
          <table:table-cell table:style-name="ce13" office:value-type="string" office:string-value="0.0588333333333333" calcext:value-type="string">
            <text:p>0.0588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3]/(1+[.C13])^[.B13]" office:value-type="float" office:value="4.2578035592264" calcext:value-type="float">
            <text:p>4.26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3]/(1+[.F13])^[.B13]" office:value-type="float" office:value="3.71511301896749" calcext:value-type="float">
            <text:p>3.72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7.0" calcext:value-type="string">
            <text:p>7.0</text:p>
          </table:table-cell>
          <table:table-cell table:style-name="ce13" office:value-type="string" office:string-value="0.0610833333333333" calcext:value-type="string">
            <text:p>0.06108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4]/(1+[.C14])^[.B14]" office:value-type="float" office:value="3.96191176458248" calcext:value-type="float">
            <text:p>3.96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4]/(1+[.F14])^[.B14]" office:value-type="float" office:value="3.42985289273302" calcext:value-type="float">
            <text:p>3.43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8.0" calcext:value-type="string">
            <text:p>8.0</text:p>
          </table:table-cell>
          <table:table-cell table:style-name="ce13" office:value-type="string" office:string-value="0.0633333333333333" calcext:value-type="string">
            <text:p>0.0633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5]/(1+[.C15])^[.B15]" office:value-type="float" office:value="3.67109669425418" calcext:value-type="float">
            <text:p>3.67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5]/(1+[.F15])^[.B15]" office:value-type="float" office:value="3.16649609466214" calcext:value-type="float">
            <text:p>3.17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9.0" calcext:value-type="string">
            <text:p>9.0</text:p>
          </table:table-cell>
          <table:table-cell table:style-name="ce13" office:value-type="string" office:string-value="0.0655833333333333" calcext:value-type="string">
            <text:p>0.06558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6]/(1+[.C16])^[.B16]" office:value-type="float" office:value="3.3873843617107" calcext:value-type="float">
            <text:p>3.39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6]/(1+[.F16])^[.B16]" office:value-type="float" office:value="2.92336080616011" calcext:value-type="float">
            <text:p>2.92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0.0" calcext:value-type="string">
            <text:p>10.0</text:p>
          </table:table-cell>
          <table:table-cell table:style-name="ce13" office:value-type="string" office:string-value="0.0678333333333333" calcext:value-type="string">
            <text:p>0.0678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7]/(1+[.C17])^[.B17]" office:value-type="float" office:value="3.11255127309837" calcext:value-type="float">
            <text:p>3.11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7]/(1+[.F17])^[.B17]" office:value-type="float" office:value="2.69889434488785" calcext:value-type="float">
            <text:p>2.70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1.0" calcext:value-type="string">
            <text:p>11.0</text:p>
          </table:table-cell>
          <table:table-cell table:style-name="ce13" office:value-type="string" office:string-value="0.0700833333333333" calcext:value-type="string">
            <text:p>0.07008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8]/(1+[.C18])^[.B18]" office:value-type="float" office:value="2.84811585331691" calcext:value-type="float">
            <text:p>2.85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8]/(1+[.F18])^[.B18]" office:value-type="float" office:value="2.49166324920231" calcext:value-type="float">
            <text:p>2.49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2.0" calcext:value-type="string">
            <text:p>12.0</text:p>
          </table:table-cell>
          <table:table-cell table:style-name="ce13" office:value-type="string" office:string-value="0.0723333333333333" calcext:value-type="string">
            <text:p>0.0723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19]/(1+[.C19])^[.B19]" office:value-type="float" office:value="2.59533591216823" calcext:value-type="float">
            <text:p>2.60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19]/(1+[.F19])^[.B19]" office:value-type="float" office:value="2.30034412395029" calcext:value-type="float">
            <text:p>2.30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3.0" calcext:value-type="string">
            <text:p>13.0</text:p>
          </table:table-cell>
          <table:table-cell table:style-name="ce13" office:value-type="string" office:string-value="0.0745833333333333" calcext:value-type="string">
            <text:p>0.07458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0]/(1+[.C20])^[.B20]" office:value-type="float" office:value="2.35521167142656" calcext:value-type="float">
            <text:p>2.36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0]/(1+[.F20])^[.B20]" office:value-type="float" office:value="2.12371518915596" calcext:value-type="float">
            <text:p>2.12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4.0" calcext:value-type="string">
            <text:p>14.0</text:p>
          </table:table-cell>
          <table:table-cell table:style-name="ce13" office:value-type="string" office:string-value="0.0768333333333333" calcext:value-type="string">
            <text:p>0.0768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1]/(1+[.C21])^[.B21]" office:value-type="float" office:value="2.1284937593969" calcext:value-type="float">
            <text:p>2.13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1]/(1+[.F21])^[.B21]" office:value-type="float" office:value="1.96064847763151" calcext:value-type="float">
            <text:p>1.96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5.0" calcext:value-type="string">
            <text:p>15.0</text:p>
          </table:table-cell>
          <table:table-cell table:style-name="ce13" office:value-type="string" office:string-value="0.0790833333333333" calcext:value-type="string">
            <text:p>0.07908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2]/(1+[.C22])^[.B22]" office:value-type="float" office:value="1.91569549554057" calcext:value-type="float">
            <text:p>1.92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2]/(1+[.F22])^[.B22]" office:value-type="float" office:value="1.81010263168412" calcext:value-type="float">
            <text:p>1.81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6.0" calcext:value-type="string">
            <text:p>16.0</text:p>
          </table:table-cell>
          <table:table-cell table:style-name="ce13" office:value-type="string" office:string-value="0.0813333333333333" calcext:value-type="string">
            <text:p>0.0813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3]/(1+[.C23])^[.B23]" office:value-type="float" office:value="1.71710873410206" calcext:value-type="float">
            <text:p>1.72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3]/(1+[.F23])^[.B23]" office:value-type="float" office:value="1.67111625291843" calcext:value-type="float">
            <text:p>1.67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7.0" calcext:value-type="string">
            <text:p>17.0</text:p>
          </table:table-cell>
          <table:table-cell table:style-name="ce13" office:value-type="string" office:string-value="0.0835833333333333" calcext:value-type="string">
            <text:p>0.08358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4]/(1+[.C24])^[.B24]" office:value-type="float" office:value="1.53282251119334" calcext:value-type="float">
            <text:p>1.53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4]/(1+[.F24])^[.B24]" office:value-type="float" office:value="1.54280176266573" calcext:value-type="float">
            <text:p>1.54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8.0" calcext:value-type="string">
            <text:p>18.0</text:p>
          </table:table-cell>
          <table:table-cell table:style-name="ce13" office:value-type="string" office:string-value="0.0858333333333333" calcext:value-type="string">
            <text:p>0.0858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5]/(1+[.C25])^[.B25]" office:value-type="float" office:value="1.36274374225034" calcext:value-type="float">
            <text:p>1.36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5]/(1+[.F25])^[.B25]" office:value-type="float" office:value="1.42433973383218" calcext:value-type="float">
            <text:p>1.42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19.0" calcext:value-type="string">
            <text:p>19.0</text:p>
          </table:table-cell>
          <table:table-cell table:style-name="ce13" office:value-type="string" office:string-value="0.08808333333333329" calcext:value-type="string">
            <text:p>0.08808333333333329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6]/(1+[.C26])^[.B26]" office:value-type="float" office:value="1.20661924311089" calcext:value-type="float">
            <text:p>1.21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6]/(1+[.F26])^[.B26]" office:value-type="float" office:value="1.31497365796872" calcext:value-type="float">
            <text:p>1.31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20.0" calcext:value-type="string">
            <text:p>20.0</text:p>
          </table:table-cell>
          <table:table-cell table:style-name="ce13" office:value-type="string" office:string-value="0.0903333333333333" calcext:value-type="string">
            <text:p>0.0903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7]/(1+[.C27])^[.B27]" office:value-type="float" office:value="1.06405839450314" calcext:value-type="float">
            <text:p>1.06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7]/(1+[.F27])^[.B27]" office:value-type="float" office:value="1.2140051141446" calcext:value-type="float">
            <text:p>1.21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21.0" calcext:value-type="string">
            <text:p>21.0</text:p>
          </table:table-cell>
          <table:table-cell table:style-name="ce13" office:value-type="string" office:string-value="0.0925833333333333" calcext:value-type="string">
            <text:p>0.09258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8]/(1+[.C28])^[.B28]" office:value-type="float" office:value="0.934555832435831" calcext:value-type="float">
            <text:p>0.93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8]/(1+[.F28])^[.B28]" office:value-type="float" office:value="1.12078930877283" calcext:value-type="float">
            <text:p>1.12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22.0" calcext:value-type="string">
            <text:p>22.0</text:p>
          </table:table-cell>
          <table:table-cell table:style-name="ce13" office:value-type="string" office:string-value="0.0948333333333333" calcext:value-type="string">
            <text:p>0.0948333333333333</text:p>
          </table:table-cell>
          <table:table-cell table:style-name="ce19" table:formula="of:=[.$E$4]*[.$G$4]" office:value-type="float" office:value="6" calcext:value-type="float">
            <text:p>6</text:p>
          </table:table-cell>
          <table:table-cell table:style-name="ce24" table:formula="of:=[.D29]/(1+[.C29])^[.B29]" office:value-type="float" office:value="0.817513621648869" calcext:value-type="float">
            <text:p>0.82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29]/(1+[.F29])^[.B29]" office:value-type="float" office:value="1.03473095790424" calcext:value-type="float">
            <text:p>1.03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23.0" calcext:value-type="string">
            <text:p>23.0</text:p>
          </table:table-cell>
          <table:table-cell table:style-name="ce13" office:value-type="string" office:string-value="0.0970833333333333" calcext:value-type="string">
            <text:p>0.0970833333333333</text:p>
          </table:table-cell>
          <table:table-cell table:style-name="ce19" office:value-type="float" office:value="6" calcext:value-type="float">
            <text:p>6</text:p>
          </table:table-cell>
          <table:table-cell table:style-name="ce24" table:formula="of:=[.D30]/(1+[.C30])^[.B30]" office:value-type="float" office:value="0.712262451767264" calcext:value-type="float">
            <text:p>0.71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30]/(1+[.F30])^[.B30]" office:value-type="float" office:value="0.95528048569424" calcext:value-type="float">
            <text:p>0.96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>
          <table:table-cell/>
          <table:table-cell table:style-name="ce9" office:value-type="string" office:string-value="24.0" calcext:value-type="string">
            <text:p>24.0</text:p>
          </table:table-cell>
          <table:table-cell table:style-name="ce13" office:value-type="string" office:string-value="0.0993333333333333" calcext:value-type="string">
            <text:p>0.0993333333333333</text:p>
          </table:table-cell>
          <table:table-cell table:style-name="ce19" table:formula="of:=[.$E$4]*[.$G$4]+[.G4]" office:value-type="float" office:value="106" calcext:value-type="float">
            <text:p>106</text:p>
          </table:table-cell>
          <table:table-cell table:style-name="ce24" table:formula="of:=[.D31]/(1+[.C31])^[.B31]" office:value-type="float" office:value="10.9194395184355" calcext:value-type="float">
            <text:p>10.92</text:p>
          </table:table-cell>
          <table:table-cell table:style-name="ce27" table:formula="of:=[.F$34]" office:value-type="percentage" office:value="0.0831697845813941" calcext:value-type="percentage">
            <text:p>8.32%</text:p>
          </table:table-cell>
          <table:table-cell table:style-name="ce24" table:formula="of:=[.D31]/(1+[.F31])^[.B31]" office:value-type="float" office:value="15.5807724275228" calcext:value-type="float">
            <text:p>15.58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2">
          <table:table-cell/>
          <table:table-cell table:style-name="ce10"/>
          <table:table-cell table:style-name="ce14"/>
          <table:table-cell table:style-name="ce20" office:value-type="string" calcext:value-type="string">
            <text:p>Price </text:p>
          </table:table-cell>
          <table:table-cell table:style-name="ce25" table:formula="of:=SUM([.E8:.E31])" office:value-type="float" office:value="76.2364191465229" calcext:value-type="float">
            <text:p>76.236</text:p>
          </table:table-cell>
          <table:table-cell table:style-name="ce28" office:value-type="percentage" office:value="0.0831697845813941" calcext:value-type="percentage">
            <text:p>8.32%</text:p>
          </table:table-cell>
          <table:table-cell table:style-name="ce25" table:formula="of:=SUM([.G8:.G31])" office:value-type="float" office:value="76.2364485206687" calcext:value-type="float">
            <text:p>76.236</text:p>
          </table:table-cell>
          <table:table-cell table:style-name="ce31"/>
          <table:table-cell table:style-name="ce2" table:number-columns-repeated="4"/>
          <table:table-cell table:number-columns-repeated="1012"/>
        </table:table-row>
        <table:table-row table:style-name="ro3">
          <table:table-cell/>
          <table:table-cell table:style-name="ce7"/>
          <table:table-cell table:style-name="ce15"/>
          <table:table-cell table:style-name="ce7" table:number-columns-repeated="4"/>
          <table:table-cell table:style-name="ce12"/>
          <table:table-cell table:style-name="ce32"/>
          <table:table-cell table:number-columns-repeated="2"/>
          <table:table-cell table:style-name="ce34"/>
          <table:table-cell table:number-columns-repeated="1012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Solver Objective:</text:p>
          </table:table-cell>
          <table:table-cell table:style-name="ce21" table:formula="of:=[.E34]-[.G34]" office:value-type="float" office:value="-0.0000293741457539909" calcext:value-type="float">
            <text:p>0.000</text:p>
          </table:table-cell>
          <table:table-cell table:style-name="ce7" table:number-columns-repeated="3"/>
          <table:table-cell table:style-name="ce12"/>
          <table:table-cell table:number-columns-repeated="1016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4"/>
          <table:table-cell table:style-name="ce12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table:style-name="ce11"/>
          <table:table-cell table:style-name="ce3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'Bond Price and Yield'.$A$1" table:cell-range-address="$'Bond Price and Yield'.$F$34"/>
          <table:named-expression table:name="solver_cvg" table:base-cell-address="$'Bond Price and Yield'.$A$1" table:expression="0.0001"/>
          <table:named-expression table:name="solver_drv" table:base-cell-address="$'Bond Price and Yield'.$A$1" table:expression="1"/>
          <table:named-expression table:name="solver_est" table:base-cell-address="$'Bond Price and Yield'.$A$1" table:expression="1"/>
          <table:named-expression table:name="solver_itr" table:base-cell-address="$'Bond Price and Yield'.$A$1" table:expression="100"/>
          <table:named-expression table:name="solver_lin" table:base-cell-address="$'Bond Price and Yield'.$A$1" table:expression="2"/>
          <table:named-expression table:name="solver_neg" table:base-cell-address="$'Bond Price and Yield'.$A$1" table:expression="2"/>
          <table:named-expression table:name="solver_num" table:base-cell-address="$'Bond Price and Yield'.$A$1" table:expression="0"/>
          <table:named-expression table:name="solver_nwt" table:base-cell-address="$'Bond Price and Yield'.$A$1" table:expression="1"/>
          <table:named-range table:name="solver_opt" table:base-cell-address="$'Bond Price and Yield'.$A$1" table:cell-range-address="$'Bond Price and Yield'.$D$36"/>
          <table:named-expression table:name="solver_pre" table:base-cell-address="$'Bond Price and Yield'.$A$1" table:expression="0.000001"/>
          <table:named-expression table:name="solver_scl" table:base-cell-address="$'Bond Price and Yield'.$A$1" table:expression="2"/>
          <table:named-expression table:name="solver_sho" table:base-cell-address="$'Bond Price and Yield'.$A$1" table:expression="2"/>
          <table:named-expression table:name="solver_tim" table:base-cell-address="$'Bond Price and Yield'.$A$1" table:expression="100"/>
          <table:named-expression table:name="solver_tol" table:base-cell-address="$'Bond Price and Yield'.$A$1" table:expression="0.05"/>
          <table:named-expression table:name="solver_typ" table:base-cell-address="$'Bond Price and Yield'.$A$1" table:expression="3"/>
          <table:named-expression table:name="solver_val" table:base-cell-address="$'Bond Price and Yield'.$A$1" table:expression="0"/>
        </table:named-expressions>
      </table:table>
      <table:table table:name="Blad1" table:style-name="ta2">
        <table:table-column table:style-name="co14" table:number-columns-repeated="1024" table:default-cell-style-name="Default"/>
        <table:table-row table:style-name="ro5"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Coupon </text:p>
          </table:table-cell>
          <table:table-cell table:style-name="ce22" office:value-type="percentage" office:value="0.06" calcext:value-type="percentage">
            <text:p>6.0%</text:p>
          </table:table-cell>
          <table:table-cell table:style-name="ce26" office:value-type="string" calcext:value-type="string">
            <text:p>Face Value 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19"/>
        </table:table-row>
        <table:table-row table:style-name="ro5">
          <table:table-cell table:style-name="ce35" office:value-type="float" office:value="2" calcext:value-type="float">
            <text:p>2</text:p>
          </table:table-cell>
          <table:table-cell table:style-name="ce17" office:value-type="string" calcext:value-type="string">
            <text:p>Coupon </text:p>
          </table:table-cell>
          <table:table-cell table:style-name="ce22" office:value-type="percentage" office:value="0.04" calcext:value-type="percentage">
            <text:p>4.0%</text:p>
          </table:table-cell>
          <table:table-cell table:style-name="ce26" office:value-type="string" calcext:value-type="string">
            <text:p>Face Value 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19"/>
        </table:table-row>
        <table:table-row table:style-name="ro5">
          <table:table-cell table:style-name="ce35" office:value-type="float" office:value="3" calcext:value-type="float">
            <text:p>3</text:p>
          </table:table-cell>
          <table:table-cell table:style-name="ce17" office:value-type="string" calcext:value-type="string">
            <text:p>Coupon </text:p>
          </table:table-cell>
          <table:table-cell table:style-name="ce22" office:value-type="percentage" office:value="0.05" calcext:value-type="percentage">
            <text:p>5.0%</text:p>
          </table:table-cell>
          <table:table-cell table:style-name="ce26" office:value-type="string" calcext:value-type="string">
            <text:p>Face Value 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19"/>
        </table:table-row>
        <table:table-row table:style-name="ro5">
          <table:table-cell table:style-name="ce35" office:value-type="float" office:value="4" calcext:value-type="float">
            <text:p>4</text:p>
          </table:table-cell>
          <table:table-cell table:style-name="ce17" office:value-type="string" calcext:value-type="string">
            <text:p>Coupon </text:p>
          </table:table-cell>
          <table:table-cell table:style-name="ce22" office:value-type="percentage" office:value="0.06" calcext:value-type="percentage">
            <text:p>6.0%</text:p>
          </table:table-cell>
          <table:table-cell table:style-name="ce26" office:value-type="string" calcext:value-type="string">
            <text:p>Face Value 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19"/>
        </table:table-row>
        <table:table-row table:style-name="ro5">
          <table:table-cell table:style-name="ce35" office:value-type="float" office:value="5" calcext:value-type="float">
            <text:p>5</text:p>
          </table:table-cell>
          <table:table-cell table:style-name="ce17" office:value-type="string" calcext:value-type="string">
            <text:p>Coupon </text:p>
          </table:table-cell>
          <table:table-cell table:style-name="ce22" office:value-type="percentage" office:value="0.06" calcext:value-type="percentage">
            <text:p>6.0%</text:p>
          </table:table-cell>
          <table:table-cell table:style-name="ce26" office:value-type="string" calcext:value-type="string">
            <text:p>Face Value 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6"/>
          <table:table-cell table:number-columns-repeated="102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/>
          <table:table-cell table:style-name="ce35" table:formula="of:=VLOOKUP([.B22];[.A1:.A5];1)" office:value-type="float" office:value="3" calcext:value-type="float">
            <text:p>3</text:p>
          </table:table-cell>
          <table:table-cell table:number-columns-repeated="1022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/>
          <table:table-cell table:style-name="ce35" office:value-type="float" office:value="3" calcext:value-type="float">
            <text:p>3</text:p>
          </table:table-cell>
          <table:table-cell table:number-columns-repeated="1022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bs" table:base-cell-address="$'Bond Price and Yield'.$A$1" table:expression="['smb://Galadriel/shared/My%20Documents/ISMA/Workshops%20and%20Exercises/VolatilityExercises/Implied%20Volatility%20Exercises.xls'#$'Black-Scholes'.$R$18]"/>
        <table:named-expression table:name="CORRMAT" table:base-cell-address="$'Bond Price and Yield'.$A$1" table:expression="['file:///home/oyvind/PycharmProjects/OpenCPM2/REST%20mockup/Examples/Correlations'#$Correlations.$B$7:.$I$14]"/>
        <table:named-expression table:name="date" table:base-cell-address="$'Bond Price and Yield'.$A$1" table:expression="['smb://Galadriel/shared/Data%20and%20Programs/Orthogonal%20GARCH/equities/asymmetric%20garch.xls'#$'A-GARCH(1,1)'.$A$1:.$A$3679]"/>
        <table:named-expression table:name="delta" table:base-cell-address="$'Bond Price and Yield'.$A$1" table:expression="['smb://Galadriel/shared/My%20Documents/Book%20Figures/Figs2.xls'#$'2.1b'.$N$14]"/>
        <table:named-expression table:name="direct_France" table:base-cell-address="$'Bond Price and Yield'.$A$1" table:expression="['smb://Galadriel/shared/Data%20and%20Programs/Orthogonal%20GARCH/equities/asymmetric%20garch.xls'#$'A-GARCH(1,1)'.$J$1:.$J$3679]"/>
        <table:named-expression table:name="Excel_BuiltIn_Print_Area" table:base-cell-address="$'Bond Price and Yield'.$A$1" table:expression="['smb://Galadriel/shared/My%20Documents/Book/Figs1.xls'#$'1.11'.$A$1:.$Q$589]"/>
        <table:named-expression table:name="Expiry" table:base-cell-address="$'Bond Price and Yield'.$A$1" table:expression="['smb://Galadriel/shared/My%20Documents/Book%20Figures/Figs2.xls'#$'2.1b'.$G$7]"/>
        <table:named-expression table:name="factor_France" table:base-cell-address="$'Bond Price and Yield'.$A$1" table:expression="['smb://Galadriel/shared/Data%20and%20Programs/Orthogonal%20GARCH/equities/asymmetric%20garch.xls'#$'A-GARCH(1,1)'.$K$1:.$K$3679]"/>
        <table:named-expression table:name="gamma_sen" table:base-cell-address="$'Bond Price and Yield'.$A$1" table:expression="['smb://Galadriel/shared/My%20Documents/Book%20Figures/Figs2.xls'#$'2.1b'.$R$18]"/>
        <table:named-expression table:name="Imp_vol" table:base-cell-address="$'Bond Price and Yield'.$A$1" table:expression="['smb://Galadriel/shared/My%20Documents/Book%20Figures/Figs2.xls'#$'2.1b'.$G$7]"/>
        <table:named-expression table:name="PRINT_AREA_MI" table:base-cell-address="$'Bond Price and Yield'.$A$1" table:expression="['smb://Galadriel/shared/My%20Documents/Book/Figs1.xls'#$'1.11'.$A$1:.$Q$529]"/>
        <table:named-range table:name="PV" table:base-cell-address="$'Bond Price and Yield'.$G$34" table:cell-range-address="$'Bond Price and Yield'.$G$34"/>
        <table:named-expression table:name="rhod" table:base-cell-address="$'Bond Price and Yield'.$A$1" table:expression="['smb://Galadriel/shared/My%20Documents/Book%20Figures/Figs2.xls'#$'2.1b'.$P$16]"/>
        <table:named-expression table:name="rhor" table:base-cell-address="$'Bond Price and Yield'.$A$1" table:expression="['smb://Galadriel/shared/My%20Documents/Book%20Figures/Figs2.xls'#$'2.1b'.$Q$17]"/>
        <table:named-expression table:name="r_rand" table:base-cell-address="$'Bond Price and Yield'.$A$1" table:expression="['smb://Galadriel/shared/My%20Documents/Book%20Figures/Figs2.xls'#$'2.1b'.$G$7]"/>
        <table:named-expression table:name="R_usd" table:base-cell-address="$'Bond Price and Yield'.$A$1" table:expression="['smb://Galadriel/shared/My%20Documents/Book%20Figures/Figs2.xls'#$'2.1b'.$G$7]"/>
        <table:named-expression table:name="S" table:base-cell-address="$'Bond Price and Yield'.$A$1" table:expression="['smb://Galadriel/shared/My%20Documents/ISMA/Workshops%20and%20Exercises/VolatilityExercises/Implied%20Volatility%20Exercises.xls'#$'Black-Scholes'.$G$7]"/>
        <table:named-expression table:name="Strike" table:base-cell-address="$'Bond Price and Yield'.$A$1" table:expression="['smb://Galadriel/shared/My%20Documents/Book%20Figures/Figs2.xls'#$'2.1b'.$G$7]"/>
        <table:named-expression table:name="Underlying" table:base-cell-address="$'Bond Price and Yield'.$A$1" table:expression="['smb://Galadriel/shared/My%20Documents/Book%20Figures/Figs2.xls'#$'2.1b'.$G$7]"/>
        <table:named-expression table:name="vega_sen" table:base-cell-address="$'Bond Price and Yield'.$A$1" table:expression="['smb://Galadriel/shared/My%20Documents/Book%20Figures/Figs2.xls'#$'2.1b'.$O$1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aramond" svg:font-family="Garamond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number:text>€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</number:number-style>
    <number:number-style style:name="N121">
      <style:text-properties fo:color="#ff0000"/>
      <number:text>€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€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€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€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4P2" style:volatile="true">
      <number:text> £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5" number:min-integer-digits="1"/>
    </number:number-style>
    <number:number-style style:name="N149">
      <number:number number:decimal-places="6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4" number:min-integer-digits="1"/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8" number:min-integer-digits="1"/>
    </number:number-style>
    <number:number-style style:name="N154">
      <number:number number:decimal-places="9" number:min-integer-digits="1"/>
    </number:number-style>
    <number:number-style style:name="N155">
      <number:number number:decimal-places="3" number:min-integer-digits="1"/>
    </number:number-style>
    <number:number-style style:name="N156">
      <number:number number:decimal-places="1" number:min-integer-digits="1"/>
    </number:number-style>
    <number:percentage-style style:name="N157">
      <number:number number:decimal-places="4" number:min-integer-digits="1"/>
      <number:text>%</number:text>
    </number:percentage-style>
    <number:percentage-style style:name="N158">
      <number:number number:decimal-places="3" number:min-integer-digits="1"/>
      <number:text>%</number:text>
    </number:percentage-style>
    <number:number-style style:name="N159">
      <number:number number:decimal-places="10" number:min-integer-digits="1"/>
    </number:number-style>
    <number:currency-style style:name="N160">
      <number:currency-symbol number:language="en" number:country="US">$</number:currency-symbol>
      <number:number number:decimal-places="0" number:min-integer-digits="1" number:grouping="true"/>
    </number:currency-style>
    <number:number-style style:name="N161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161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6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loext:fill-character> </loext:fill-character>
      <number:number number:decimal-places="4" number:min-integer-digits="1" number:grouping="true"/>
      <number:text> </number:text>
    </number:number-style>
    <number:number-style style:name="N162P1" style:volatile="true">
      <number:text>-</number:text>
      <loext:fill-character> </loext:fill-character>
      <number:number number:decimal-places="4" number:min-integer-digits="1" number:grouping="true"/>
      <number:text> </number:text>
    </number:number-style>
    <number:number-style style:name="N16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loext:fill-character> </loext:fill-character>
      <number:number number:decimal-places="5" number:min-integer-digits="1" number:grouping="true"/>
      <number:text> </number:text>
    </number:number-style>
    <number:number-style style:name="N163P1" style:volatile="true">
      <number:text>-</number:text>
      <loext:fill-character> </loext:fill-character>
      <number:number number:decimal-places="5" number:min-integer-digits="1" number:grouping="true"/>
      <number:text> </number:text>
    </number:number-style>
    <number:number-style style:name="N16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loext:fill-character> </loext:fill-character>
      <number:number number:decimal-places="6" number:min-integer-digits="1" number:grouping="true"/>
      <number:text> </number:text>
    </number:number-style>
    <number:number-style style:name="N164P1" style:volatile="true">
      <number:text>-</number:text>
      <loext:fill-character> </loext:fill-character>
      <number:number number:decimal-places="6" number:min-integer-digits="1" number:grouping="true"/>
      <number:text> </number:text>
    </number:number-style>
    <number:number-style style:name="N16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5" number:min-integer-digits="1"/>
      <number:text>%</number:text>
    </number:percentage-style>
    <number:date-style style:name="N166">
      <number:day number:style="long"/>
      <number:text> </number:text>
      <number:month number:textual="true"/>
      <number:text> </number:text>
      <number:year/>
    </number:date-style>
    <number:percentage-style style:name="N167">
      <number:number number:decimal-places="6" number:min-integer-digits="1"/>
      <number:text>%</number:text>
    </number:percentage-style>
    <number:number-style style:name="N168">
      <number:number number:decimal-places="11" number:min-integer-digits="1"/>
    </number:number-style>
    <number:number-style style:name="N169">
      <number:number number:decimal-places="12" number:min-integer-digits="1"/>
    </number:number-style>
    <number:number-style style:name="N170">
      <number:number number:decimal-places="13" number:min-integer-digits="1"/>
    </number:number-style>
    <number:number-style style:name="N171">
      <number:number number:decimal-places="14" number:min-integer-digits="1"/>
    </number:number-style>
    <number:number-style style:name="N172P0" style:volatile="true">
      <number:text> </number:text>
      <loext:fill-character> </loext:fill-character>
      <number:number number:decimal-places="7" number:min-integer-digits="1" number:grouping="true"/>
      <number:text> </number:text>
    </number:number-style>
    <number:number-style style:name="N172P1" style:volatile="true">
      <number:text>-</number:text>
      <loext:fill-character> </loext:fill-character>
      <number:number number:decimal-places="7" number:min-integer-digits="1" number:grouping="true"/>
      <number:text> </number:text>
    </number:number-style>
    <number:number-style style:name="N17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loext:fill-character> </loext:fill-character>
      <number:number number:decimal-places="6" number:min-integer-digits="1" number:grouping="true"/>
      <number:text> </number:text>
    </number:number-style>
    <number:number-style style:name="N173P1" style:volatile="true">
      <number:text>-</number:text>
      <loext:fill-character> </loext:fill-character>
      <number:number number:decimal-places="6" number:min-integer-digits="1" number:grouping="true"/>
      <number:text> </number:text>
    </number:number-style>
    <number:number-style style:name="N17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loext:fill-character> </loext:fill-character>
      <number:number number:decimal-places="7" number:min-integer-digits="1" number:grouping="true"/>
      <number:text> </number:text>
    </number:number-style>
    <number:number-style style:name="N174P1" style:volatile="true">
      <number:text>-</number:text>
      <loext:fill-character> </loext:fill-character>
      <number:number number:decimal-places="7" number:min-integer-digits="1" number:grouping="true"/>
      <number:text> </number:text>
    </number:number-style>
    <number:number-style style:name="N17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loext:fill-character> </loext:fill-character>
      <number:number number:decimal-places="8" number:min-integer-digits="1" number:grouping="true"/>
      <number:text> </number:text>
    </number:number-style>
    <number:number-style style:name="N175P1" style:volatile="true">
      <number:text>-</number:text>
      <loext:fill-character> </loext:fill-character>
      <number:number number:decimal-places="8" number:min-integer-digits="1" number:grouping="true"/>
      <number:text> </number:text>
    </number:number-style>
    <number:number-style style:name="N17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76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7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7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7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loext:fill-character> </loext:fill-character>
      <number:number number:decimal-places="4" number:min-integer-digits="1" number:grouping="true"/>
      <number:text> </number:text>
    </number:number-style>
    <number:number-style style:name="N178P1" style:volatile="true">
      <number:text>-</number:text>
      <loext:fill-character> </loext:fill-character>
      <number:number number:decimal-places="4" number:min-integer-digits="1" number:grouping="true"/>
      <number:text> </number:text>
    </number:number-style>
    <number:number-style style:name="N17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month number:style="long" number:textual="true"/>
      <number:text> </number:text>
      <number:day/>
      <number:text>, </number:text>
      <number:year number:style="long"/>
    </number:date-style>
    <number:number-style style:name="N180">
      <number:number number:decimal-places="1" number:min-integer-digits="1" number:grouping="true"/>
    </number:number-style>
    <number:number-style style:name="N181">
      <number:number number:decimal-places="3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nd_20_Price_20_and_20_Yield" style:display-name="PageStyle_Bond Price and Yie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shaug, O. (Øyvind)</meta:initial-creator>
    <meta:creation-date>2007-01-20T16:24:27</meta:creation-date>
    <dc:date>2015-01-30T18:24:48.204214380</dc:date>
    <meta:editing-duration>PT1H53M18S</meta:editing-duration>
    <meta:editing-cycles>1</meta:editing-cycles>
    <meta:document-statistic meta:table-count="2" meta:cell-count="204" meta:object-count="0"/>
    <meta:generator>LibreOffice/4.3.5.2$Linux_X86_64 LibreOffice_project/430m0$Build-2</meta:generator>
  </office:meta>
</office:document-meta>
</file>